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a</mi>
              <mn>0</mn>
            </msub>
            <mrow>
              <mi/>
              <mo stretchy="false">=</mo>
              <mi/>
            </mrow>
            <mi>f</mi>
            <mrow>
              <mo stretchy="false">(</mo>
              <mrow>
                <mn>0</mn>
              </mrow>
              <mo stretchy="false">)</mo>
            </mrow>
            <mi/>
            <mi>;</mi>
            <mi/>
            <msub>
              <mi>a</mi>
              <mn>1</mn>
            </msub>
            <mrow>
              <mi/>
              <mo stretchy="false">=</mo>
              <mi/>
            </mrow>
            <mi>f</mi>
            <mi>'</mi>
            <mrow>
              <mo stretchy="false">(</mo>
              <mrow>
                <mn>0</mn>
              </mrow>
              <mo stretchy="false">)</mo>
            </mrow>
            <mi/>
            <mi>;</mi>
            <mi/>
            <msub>
              <mi>a</mi>
              <mn>2</mn>
            </msub>
            <mrow>
              <mi/>
              <mo stretchy="false">=</mo>
              <mi/>
            </mrow>
            <mfrac>
              <mn>1</mn>
              <mrow>
                <mrow>
                  <mn>1</mn>
                  <mo stretchy="false">⋅</mo>
                  <mn>2</mn>
                </mrow>
              </mrow>
            </mfrac>
            <mi>f</mi>
            <mi>'</mi>
            <mi>'</mi>
            <mrow>
              <mo stretchy="false">(</mo>
              <mrow>
                <mn>0</mn>
              </mrow>
              <mo stretchy="false">)</mo>
            </mrow>
            <mi/>
            <mi>;</mi>
            <mi/>
            <mo stretchy="false">…</mo>
            <mi/>
            <mi>;</mi>
            <mi/>
            <msub>
              <mi>a</mi>
              <mi>n</mi>
            </msub>
            <mrow>
              <mi/>
              <mo stretchy="false">=</mo>
              <mi/>
            </mrow>
            <mfrac>
              <mn>1</mn>
              <mrow>
                <mi>n</mi>
                <mtext>!</mtext>
              </mrow>
            </mfrac>
            <msup>
              <mi>f</mi>
              <mrow>
                <mo stretchy="false">(</mo>
                <mrow>
                  <mi>n</mi>
                </mrow>
                <mo stretchy="false">)</mo>
              </mrow>
            </msup>
            <mrow>
              <mo stretchy="false">(</mo>
              <mrow>
                <mn>0</mn>
              </mrow>
              <mo stretchy="false">)</mo>
            </mrow>
            <mi/>
            <mi>;</mi>
            <mi/>
            <mo stretchy="false">…</mo>
          </mrow>
        </mtd>
      </mtr>
      <mtr>
        <mtd>
          <mrow>
            <mtext>mit </mtext>
            <mn>0</mn>
            <mtext>!</mtext>
            <mrow>
              <mi/>
              <mo stretchy="false">=</mo>
              <mi/>
            </mrow>
            <mn>1</mn>
            <mtext>!</mtext>
            <mrow>
              <mi/>
              <mo stretchy="false">=</mo>
              <mi/>
            </mrow>
            <mn>1</mn>
          </mrow>
        </mtd>
      </mtr>
      <mtr>
        <mtd>
          <mrow>
            <mi>f</mi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row>
              <munderover>
                <mo stretchy="false">∑</mo>
                <mrow>
                  <mi>n</mi>
                  <mo stretchy="false">=</mo>
                  <mn>0</mn>
                </mrow>
                <mo stretchy="false">∞</mo>
              </munderover>
              <mrow>
                <mfrac>
                  <mn>1</mn>
                  <mrow>
                    <mi>n</mi>
                    <mtext>!</mtext>
                  </mrow>
                </mfrac>
                <msup>
                  <mi>f</mi>
                  <mrow>
                    <mo stretchy="false">(</mo>
                    <mrow>
                      <mi>n</mi>
                    </mrow>
                    <mo stretchy="false">)</mo>
                  </mrow>
                </msup>
                <mrow>
                  <mo stretchy="false">(</mo>
                  <mrow>
                    <mn>0</mn>
                  </mrow>
                  <mo stretchy="false">)</mo>
                </mrow>
                <msup>
                  <mi>x</mi>
                  <mi>n</mi>
                </msup>
              </mrow>
            </mrow>
          </mrow>
        </mtd>
      </mtr>
    </mtable>
    <annotation encoding="StarMath 5.0">a_0 `=` f(0) `;~ a_1 `=` f'(0) `;~ a_2 `=` 1 over {1 cdot 2} f''(0) `;~ dotslow `;~a_n `=` 1 over {n"!"} f^(n)(0) `;~ dotslow newline

"mit " 0"!" `=` 1"!" `=` 1 newline
f(x) `=` sum from n=0 to infinity {1 over {n"!"} f^(n) (0) x^n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4:25:15.032000000</meta:creation-date>
    <meta:generator>LibreOffice/4.1.4.2$Windows_x86 LibreOffice_project/0a0440ccc0227ad9829de5f46be37cfb6edcf72</meta:generator>
  </office:meta>
</office:document-meta>
</file>